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Dp=1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472.08884547920854">
            <text:p>472.08884547920854</text:p>
          </table:table-cell>
          <table:table-cell office:value-type="float" office:value="11.978776463710822">
            <text:p>11.978776463710822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465.2253650173996">
            <text:p>465.2253650173996</text:p>
          </table:table-cell>
          <table:table-cell office:value-type="float" office:value="9.043740551264627">
            <text:p>9.043740551264627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462.2620726478775">
            <text:p>462.2620726478775</text:p>
          </table:table-cell>
          <table:table-cell office:value-type="float" office:value="6.456997404094738">
            <text:p>6.456997404094738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470.1677494636072">
            <text:p>470.1677494636072</text:p>
          </table:table-cell>
          <table:table-cell office:value-type="float" office:value="8.73880550143169">
            <text:p>8.73880550143169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450.0391667375041">
            <text:p>450.0391667375041</text:p>
          </table:table-cell>
          <table:table-cell office:value-type="float" office:value="5.958897849369845">
            <text:p>5.958897849369845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467.4462988293079">
            <text:p>467.4462988293079</text:p>
          </table:table-cell>
          <table:table-cell office:value-type="float" office:value="8.419214827348071">
            <text:p>8.419214827348071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457.97897987188924">
            <text:p>457.97897987188924</text:p>
          </table:table-cell>
          <table:table-cell office:value-type="float" office:value="9.829497983697681">
            <text:p>9.829497983697681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458.6824566950425">
            <text:p>458.6824566950425</text:p>
          </table:table-cell>
          <table:table-cell office:value-type="float" office:value="8.132189661397602">
            <text:p>8.132189661397602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453.7220041982293">
            <text:p>453.7220041982293</text:p>
          </table:table-cell>
          <table:table-cell office:value-type="float" office:value="8.06620084289996">
            <text:p>8.06620084289996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458.0038499700407">
            <text:p>458.0038499700407</text:p>
          </table:table-cell>
          <table:table-cell office:value-type="float" office:value="9.614043100361325">
            <text:p>9.614043100361325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472.4538647547439">
            <text:p>472.4538647547439</text:p>
          </table:table-cell>
          <table:table-cell office:value-type="float" office:value="7.781406344658228">
            <text:p>7.781406344658228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468.2834614790655">
            <text:p>468.2834614790655</text:p>
          </table:table-cell>
          <table:table-cell office:value-type="float" office:value="7.211359628195683">
            <text:p>7.211359628195683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469.39975225874593">
            <text:p>469.39975225874593</text:p>
          </table:table-cell>
          <table:table-cell office:value-type="float" office:value="7.111605801066696">
            <text:p>7.111605801066696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489.3907274698957">
            <text:p>489.3907274698957</text:p>
          </table:table-cell>
          <table:table-cell office:value-type="float" office:value="7.450512200784234">
            <text:p>7.450512200784234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470.46917369826195">
            <text:p>470.46917369826195</text:p>
          </table:table-cell>
          <table:table-cell office:value-type="float" office:value="8.155042319957062">
            <text:p>8.155042319957062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458.2674864823027">
            <text:p>458.2674864823027</text:p>
          </table:table-cell>
          <table:table-cell office:value-type="float" office:value="6.161276898613383">
            <text:p>6.161276898613383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441.4818287271305">
            <text:p>441.4818287271305</text:p>
          </table:table-cell>
          <table:table-cell office:value-type="float" office:value="7.655287103612376">
            <text:p>7.655287103612376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460.2437743325153">
            <text:p>460.2437743325153</text:p>
          </table:table-cell>
          <table:table-cell office:value-type="float" office:value="6.750262717197729">
            <text:p>6.750262717197729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454.6954111173688">
            <text:p>454.6954111173688</text:p>
          </table:table-cell>
          <table:table-cell office:value-type="float" office:value="10.080032444871469">
            <text:p>10.080032444871469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464.90697797684913">
            <text:p>464.90697797684913</text:p>
          </table:table-cell>
          <table:table-cell office:value-type="float" office:value="7.315097633080672">
            <text:p>7.315097633080672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470.6920479868346">
            <text:p>470.6920479868346</text:p>
          </table:table-cell>
          <table:table-cell office:value-type="float" office:value="7.5798342840239705">
            <text:p>7.5798342840239705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457.6561628448038">
            <text:p>457.6561628448038</text:p>
          </table:table-cell>
          <table:table-cell office:value-type="float" office:value="9.402632658347137">
            <text:p>9.402632658347137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449.3366341095173">
            <text:p>449.3366341095173</text:p>
          </table:table-cell>
          <table:table-cell office:value-type="float" office:value="10.377551296105937">
            <text:p>10.377551296105937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449.854359766436">
            <text:p>449.854359766436</text:p>
          </table:table-cell>
          <table:table-cell office:value-type="float" office:value="7.385942289466631">
            <text:p>7.385942289466631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456.5017730690088">
            <text:p>456.5017730690088</text:p>
          </table:table-cell>
          <table:table-cell office:value-type="float" office:value="6.677533683522527">
            <text:p>6.677533683522527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450.669187074605">
            <text:p>450.669187074605</text:p>
          </table:table-cell>
          <table:table-cell office:value-type="float" office:value="7.18873913619769">
            <text:p>7.18873913619769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461.543317926866">
            <text:p>461.543317926866</text:p>
          </table:table-cell>
          <table:table-cell office:value-type="float" office:value="10.152722846869768">
            <text:p>10.152722846869768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427.35510940011847">
            <text:p>427.35510940011847</text:p>
          </table:table-cell>
          <table:table-cell office:value-type="float" office:value="9.117400529135953">
            <text:p>9.117400529135953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283.81504927006324">
            <text:p>283.81504927006324</text:p>
          </table:table-cell>
          <table:table-cell office:value-type="float" office:value="13.997066095076823">
            <text:p>13.997066095076823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84.97451759957917">
            <text:p>184.97451759957917</text:p>
          </table:table-cell>
          <table:table-cell office:value-type="float" office:value="9.794047990307076">
            <text:p>9.794047990307076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38.89793765689189">
            <text:p>38.89793765689189</text:p>
          </table:table-cell>
          <table:table-cell office:value-type="float" office:value="13.089077806529687">
            <text:p>13.089077806529687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9.966211287328157">
            <text:p>19.966211287328157</text:p>
          </table:table-cell>
          <table:table-cell office:value-type="float" office:value="9.221217475331597">
            <text:p>9.221217475331597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4.772503044346126">
            <text:p>4.772503044346126</text:p>
          </table:table-cell>
          <table:table-cell office:value-type="float" office:value="3.9283118062948694">
            <text:p>3.9283118062948694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0.8307029968205702">
            <text:p>0.8307029968205702</text:p>
          </table:table-cell>
          <table:table-cell office:value-type="float" office:value="0.018335395718311116">
            <text:p>0.018335395718311116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0.785607495019864">
            <text:p>0.785607495019864</text:p>
          </table:table-cell>
          <table:table-cell office:value-type="float" office:value="0.020230570263326066">
            <text:p>0.020230570263326066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0.7473475151117686">
            <text:p>0.7473475151117686</text:p>
          </table:table-cell>
          <table:table-cell office:value-type="float" office:value="0.021401261926097398">
            <text:p>0.021401261926097398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0.7624361521940081">
            <text:p>0.7624361521940081</text:p>
          </table:table-cell>
          <table:table-cell office:value-type="float" office:value="0.012253582676078336">
            <text:p>0.012253582676078336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0.8550211713177959">
            <text:p>0.8550211713177959</text:p>
          </table:table-cell>
          <table:table-cell office:value-type="float" office:value="0.016636933065202968">
            <text:p>0.016636933065202968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0285773839640087">
            <text:p>1.0285773839640087</text:p>
          </table:table-cell>
          <table:table-cell office:value-type="float" office:value="0.025589812343015064">
            <text:p>0.025589812343015064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4611124619185358">
            <text:p>1.4611124619185358</text:p>
          </table:table-cell>
          <table:table-cell office:value-type="float" office:value="0.03432303723668122">
            <text:p>0.0343230372366812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.8938933749864026">
            <text:p>1.8938933749864026</text:p>
          </table:table-cell>
          <table:table-cell office:value-type="float" office:value="0.046118077827600405">
            <text:p>0.046118077827600405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2.4379418315306047">
            <text:p>2.4379418315306047</text:p>
          </table:table-cell>
          <table:table-cell office:value-type="float" office:value="0.08314163836703983">
            <text:p>0.08314163836703983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2.9824889304292745">
            <text:p>2.9824889304292745</text:p>
          </table:table-cell>
          <table:table-cell office:value-type="float" office:value="0.07902675458830465">
            <text:p>0.07902675458830465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3.669891360803264">
            <text:p>3.669891360803264</text:p>
          </table:table-cell>
          <table:table-cell office:value-type="float" office:value="0.15761865636245997">
            <text:p>0.15761865636245997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4.692163576983009">
            <text:p>4.692163576983009</text:p>
          </table:table-cell>
          <table:table-cell office:value-type="float" office:value="0.13172799138714023">
            <text:p>0.13172799138714023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6.123390524750173">
            <text:p>6.123390524750173</text:p>
          </table:table-cell>
          <table:table-cell office:value-type="float" office:value="0.17350198314582632">
            <text:p>0.17350198314582632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7.27123354920802">
            <text:p>7.27123354920802</text:p>
          </table:table-cell>
          <table:table-cell office:value-type="float" office:value="0.309076004114006">
            <text:p>0.309076004114006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8.966540788647722">
            <text:p>8.966540788647722</text:p>
          </table:table-cell>
          <table:table-cell office:value-type="float" office:value="0.41578728850174457">
            <text:p>0.41578728850174457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24.083195733699675">
            <text:p>24.083195733699675</text:p>
          </table:table-cell>
          <table:table-cell office:value-type="float" office:value="0.9451869812846465">
            <text:p>0.9451869812846465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32.21088130833986">
            <text:p>32.21088130833986</text:p>
          </table:table-cell>
          <table:table-cell office:value-type="float" office:value="1.3374467025743189">
            <text:p>1.3374467025743189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43.29685342053251">
            <text:p>43.29685342053251</text:p>
          </table:table-cell>
          <table:table-cell office:value-type="float" office:value="3.1866661722963827">
            <text:p>3.1866661722963827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50.74812227032064">
            <text:p>50.74812227032064</text:p>
          </table:table-cell>
          <table:table-cell office:value-type="float" office:value="1.6129100201046649">
            <text:p>1.6129100201046649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65.0428005040048">
            <text:p>65.0428005040048</text:p>
          </table:table-cell>
          <table:table-cell office:value-type="float" office:value="2.458823039862635">
            <text:p>2.458823039862635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87.69343073071607">
            <text:p>87.69343073071607</text:p>
          </table:table-cell>
          <table:table-cell office:value-type="float" office:value="4.572228197827747">
            <text:p>4.572228197827747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5.90065307354546">
            <text:p>105.90065307354546</text:p>
          </table:table-cell>
          <table:table-cell office:value-type="float" office:value="4.934938804715336">
            <text:p>4.934938804715336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16.81721841392559">
            <text:p>116.81721841392559</text:p>
          </table:table-cell>
          <table:table-cell office:value-type="float" office:value="2.7968248233627104">
            <text:p>2.7968248233627104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69.0921873188317">
            <text:p>169.0921873188317</text:p>
          </table:table-cell>
          <table:table-cell office:value-type="float" office:value="5.744243664488384">
            <text:p>5.744243664488384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96.69892549517567">
            <text:p>196.69892549517567</text:p>
          </table:table-cell>
          <table:table-cell office:value-type="float" office:value="4.685917532865309">
            <text:p>4.685917532865309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42.04181406041062">
            <text:p>242.04181406041062</text:p>
          </table:table-cell>
          <table:table-cell office:value-type="float" office:value="3.8247695696110826">
            <text:p>3.8247695696110826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99.16581992161616">
            <text:p>299.16581992161616</text:p>
          </table:table-cell>
          <table:table-cell office:value-type="float" office:value="5.970945512573886">
            <text:p>5.970945512573886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347.7096196224043">
            <text:p>347.7096196224043</text:p>
          </table:table-cell>
          <table:table-cell office:value-type="float" office:value="6.930404277472655">
            <text:p>6.930404277472655</text:p>
          </table:table-cell>
        </table:table-row>
      </table:table>
      <table:table table:name="Dp=5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1056.6979436419163">
            <text:p>1056.6979436419163</text:p>
          </table:table-cell>
          <table:table-cell office:value-type="float" office:value="10.955140918743899">
            <text:p>10.955140918743899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1050.734817155896">
            <text:p>1050.734817155896</text:p>
          </table:table-cell>
          <table:table-cell office:value-type="float" office:value="27.776701780780666">
            <text:p>27.776701780780666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1045.3381542337613">
            <text:p>1045.3381542337613</text:p>
          </table:table-cell>
          <table:table-cell office:value-type="float" office:value="19.94973580764434">
            <text:p>19.94973580764434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1071.5064418546167">
            <text:p>1071.5064418546167</text:p>
          </table:table-cell>
          <table:table-cell office:value-type="float" office:value="20.07853251626037">
            <text:p>20.07853251626037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1043.1325005093227">
            <text:p>1043.1325005093227</text:p>
          </table:table-cell>
          <table:table-cell office:value-type="float" office:value="18.531990842168767">
            <text:p>18.531990842168767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1055.7448579167071">
            <text:p>1055.7448579167071</text:p>
          </table:table-cell>
          <table:table-cell office:value-type="float" office:value="13.887331406846368">
            <text:p>13.887331406846368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1018.7807615300599">
            <text:p>1018.7807615300599</text:p>
          </table:table-cell>
          <table:table-cell office:value-type="float" office:value="15.820577789109223">
            <text:p>15.820577789109223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1023.7817118583264">
            <text:p>1023.7817118583264</text:p>
          </table:table-cell>
          <table:table-cell office:value-type="float" office:value="13.822727647026236">
            <text:p>13.822727647026236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1057.658922202864">
            <text:p>1057.658922202864</text:p>
          </table:table-cell>
          <table:table-cell office:value-type="float" office:value="22.638242189013464">
            <text:p>22.638242189013464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1053.2983636177855">
            <text:p>1053.2983636177855</text:p>
          </table:table-cell>
          <table:table-cell office:value-type="float" office:value="21.555696282717985">
            <text:p>21.555696282717985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1020.0007062342429">
            <text:p>1020.0007062342429</text:p>
          </table:table-cell>
          <table:table-cell office:value-type="float" office:value="20.84423135664916">
            <text:p>20.84423135664916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1042.6017046518489">
            <text:p>1042.6017046518489</text:p>
          </table:table-cell>
          <table:table-cell office:value-type="float" office:value="14.219714628558446">
            <text:p>14.219714628558446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1047.8753291771545">
            <text:p>1047.8753291771545</text:p>
          </table:table-cell>
          <table:table-cell office:value-type="float" office:value="16.443504971974495">
            <text:p>16.443504971974495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1067.6465026224066">
            <text:p>1067.6465026224066</text:p>
          </table:table-cell>
          <table:table-cell office:value-type="float" office:value="28.200798535075688">
            <text:p>28.200798535075688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1045.6223301793186">
            <text:p>1045.6223301793186</text:p>
          </table:table-cell>
          <table:table-cell office:value-type="float" office:value="12.77510708966569">
            <text:p>12.77510708966569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1077.8901926085903">
            <text:p>1077.8901926085903</text:p>
          </table:table-cell>
          <table:table-cell office:value-type="float" office:value="20.313004543385507">
            <text:p>20.313004543385507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1051.2378299479747">
            <text:p>1051.2378299479747</text:p>
          </table:table-cell>
          <table:table-cell office:value-type="float" office:value="14.326738817379953">
            <text:p>14.326738817379953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974.3268645506098">
            <text:p>974.3268645506098</text:p>
          </table:table-cell>
          <table:table-cell office:value-type="float" office:value="23.093928723507116">
            <text:p>23.093928723507116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1043.0740177603498">
            <text:p>1043.0740177603498</text:p>
          </table:table-cell>
          <table:table-cell office:value-type="float" office:value="16.38447752288689">
            <text:p>16.38447752288689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1015.1063442716422">
            <text:p>1015.1063442716422</text:p>
          </table:table-cell>
          <table:table-cell office:value-type="float" office:value="23.99145016566005">
            <text:p>23.99145016566005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1046.3461254544372">
            <text:p>1046.3461254544372</text:p>
          </table:table-cell>
          <table:table-cell office:value-type="float" office:value="25.707612755945746">
            <text:p>25.707612755945746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1035.719554881852">
            <text:p>1035.719554881852</text:p>
          </table:table-cell>
          <table:table-cell office:value-type="float" office:value="15.56245958616203">
            <text:p>15.56245958616203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1027.352470414417">
            <text:p>1027.352470414417</text:p>
          </table:table-cell>
          <table:table-cell office:value-type="float" office:value="25.233607115191614">
            <text:p>25.233607115191614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1055.613953730824">
            <text:p>1055.613953730824</text:p>
          </table:table-cell>
          <table:table-cell office:value-type="float" office:value="29.947498149591112">
            <text:p>29.947498149591112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026.7273952210076">
            <text:p>1026.7273952210076</text:p>
          </table:table-cell>
          <table:table-cell office:value-type="float" office:value="17.415053968987667">
            <text:p>17.415053968987667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013.967876550271">
            <text:p>1013.967876550271</text:p>
          </table:table-cell>
          <table:table-cell office:value-type="float" office:value="15.608437832483295">
            <text:p>15.608437832483295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036.413136976103">
            <text:p>1036.413136976103</text:p>
          </table:table-cell>
          <table:table-cell office:value-type="float" office:value="20.040349473979735">
            <text:p>20.040349473979735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052.616488850513">
            <text:p>1052.616488850513</text:p>
          </table:table-cell>
          <table:table-cell office:value-type="float" office:value="22.540662319013233">
            <text:p>22.540662319013233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044.2096919284722">
            <text:p>1044.2096919284722</text:p>
          </table:table-cell>
          <table:table-cell office:value-type="float" office:value="24.978528696651598">
            <text:p>24.978528696651598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075.2287550597125">
            <text:p>1075.2287550597125</text:p>
          </table:table-cell>
          <table:table-cell office:value-type="float" office:value="18.25505894187206">
            <text:p>18.25505894187206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021.5132052203678">
            <text:p>1021.5132052203678</text:p>
          </table:table-cell>
          <table:table-cell office:value-type="float" office:value="15.598521655060912">
            <text:p>15.598521655060912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023.6767408710202">
            <text:p>1023.6767408710202</text:p>
          </table:table-cell>
          <table:table-cell office:value-type="float" office:value="31.373406572527966">
            <text:p>31.373406572527966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986.9086821387393">
            <text:p>986.9086821387393</text:p>
          </table:table-cell>
          <table:table-cell office:value-type="float" office:value="15.653158506891236">
            <text:p>15.653158506891236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017.3265189841646">
            <text:p>1017.3265189841646</text:p>
          </table:table-cell>
          <table:table-cell office:value-type="float" office:value="28.81508666492085">
            <text:p>28.81508666492085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035.608073502027">
            <text:p>1035.608073502027</text:p>
          </table:table-cell>
          <table:table-cell office:value-type="float" office:value="32.045936929872454">
            <text:p>32.045936929872454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994.0678480296222">
            <text:p>994.0678480296222</text:p>
          </table:table-cell>
          <table:table-cell office:value-type="float" office:value="10.922117467456715">
            <text:p>10.922117467456715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033.2585807865582">
            <text:p>1033.2585807865582</text:p>
          </table:table-cell>
          <table:table-cell office:value-type="float" office:value="15.354507376401738">
            <text:p>15.354507376401738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043.9310997420368">
            <text:p>1043.9310997420368</text:p>
          </table:table-cell>
          <table:table-cell office:value-type="float" office:value="11.14363969755993">
            <text:p>11.14363969755993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982.517230552489">
            <text:p>982.517230552489</text:p>
          </table:table-cell>
          <table:table-cell office:value-type="float" office:value="25.383972781325035">
            <text:p>25.383972781325035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027.2622294131909">
            <text:p>1027.2622294131909</text:p>
          </table:table-cell>
          <table:table-cell office:value-type="float" office:value="19.406690487334625">
            <text:p>19.40669048733462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020.4566942149659">
            <text:p>1020.4566942149659</text:p>
          </table:table-cell>
          <table:table-cell office:value-type="float" office:value="12.715311722765057">
            <text:p>12.715311722765057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015.0111017829862">
            <text:p>1015.0111017829862</text:p>
          </table:table-cell>
          <table:table-cell office:value-type="float" office:value="20.2958438856832">
            <text:p>20.2958438856832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004.3270533409226">
            <text:p>1004.3270533409226</text:p>
          </table:table-cell>
          <table:table-cell office:value-type="float" office:value="15.95761728572702">
            <text:p>15.95761728572702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987.7301538225744">
            <text:p>987.7301538225744</text:p>
          </table:table-cell>
          <table:table-cell office:value-type="float" office:value="25.081986098778064">
            <text:p>25.081986098778064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980.1368180538278">
            <text:p>980.1368180538278</text:p>
          </table:table-cell>
          <table:table-cell office:value-type="float" office:value="17.11443665875117">
            <text:p>17.11443665875117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963.4709844272687">
            <text:p>963.4709844272687</text:p>
          </table:table-cell>
          <table:table-cell office:value-type="float" office:value="17.75771850507591">
            <text:p>17.75771850507591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976.6461448708524">
            <text:p>976.6461448708524</text:p>
          </table:table-cell>
          <table:table-cell office:value-type="float" office:value="18.83234584107938">
            <text:p>18.83234584107938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910.9831841818893">
            <text:p>910.9831841818893</text:p>
          </table:table-cell>
          <table:table-cell office:value-type="float" office:value="20.054971982655037">
            <text:p>20.054971982655037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908.5837203916368">
            <text:p>908.5837203916368</text:p>
          </table:table-cell>
          <table:table-cell office:value-type="float" office:value="25.867018122423456">
            <text:p>25.867018122423456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866.0902044222645">
            <text:p>866.0902044222645</text:p>
          </table:table-cell>
          <table:table-cell office:value-type="float" office:value="13.627407145570016">
            <text:p>13.627407145570016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856.5797493666499">
            <text:p>856.5797493666499</text:p>
          </table:table-cell>
          <table:table-cell office:value-type="float" office:value="21.123778548164612">
            <text:p>21.123778548164612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820.3662925718165">
            <text:p>820.3662925718165</text:p>
          </table:table-cell>
          <table:table-cell office:value-type="float" office:value="21.847985454480394">
            <text:p>21.847985454480394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799.6607587255326">
            <text:p>799.6607587255326</text:p>
          </table:table-cell>
          <table:table-cell office:value-type="float" office:value="23.680710224206596">
            <text:p>23.680710224206596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788.0695679749231">
            <text:p>788.0695679749231</text:p>
          </table:table-cell>
          <table:table-cell office:value-type="float" office:value="18.60183090695365">
            <text:p>18.60183090695365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772.1376926126397">
            <text:p>772.1376926126397</text:p>
          </table:table-cell>
          <table:table-cell office:value-type="float" office:value="11.35537818651307">
            <text:p>11.35537818651307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763.5825852311647">
            <text:p>763.5825852311647</text:p>
          </table:table-cell>
          <table:table-cell office:value-type="float" office:value="21.2999788672069">
            <text:p>21.2999788672069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777.4555647052596">
            <text:p>777.4555647052596</text:p>
          </table:table-cell>
          <table:table-cell office:value-type="float" office:value="16.92793066314419">
            <text:p>16.92793066314419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792.8977545091213">
            <text:p>792.8977545091213</text:p>
          </table:table-cell>
          <table:table-cell office:value-type="float" office:value="16.628702476251114">
            <text:p>16.628702476251114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753.4690993739989">
            <text:p>753.4690993739989</text:p>
          </table:table-cell>
          <table:table-cell office:value-type="float" office:value="12.805020139404341">
            <text:p>12.805020139404341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787.519107439818">
            <text:p>787.519107439818</text:p>
          </table:table-cell>
          <table:table-cell office:value-type="float" office:value="23.496017991690145">
            <text:p>23.496017991690145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799.7192098729379">
            <text:p>799.7192098729379</text:p>
          </table:table-cell>
          <table:table-cell office:value-type="float" office:value="13.742907197710872">
            <text:p>13.742907197710872</text:p>
          </table:table-cell>
        </table:table-row>
      </table:table>
      <table:table table:name="Dp=10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1420.3042602781754">
            <text:p>1420.3042602781754</text:p>
          </table:table-cell>
          <table:table-cell office:value-type="float" office:value="24.448514547615545">
            <text:p>24.448514547615545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1436.4933542150798">
            <text:p>1436.4933542150798</text:p>
          </table:table-cell>
          <table:table-cell office:value-type="float" office:value="22.290155190898393">
            <text:p>22.290155190898393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1453.0709704926721">
            <text:p>1453.0709704926721</text:p>
          </table:table-cell>
          <table:table-cell office:value-type="float" office:value="33.57639347895721">
            <text:p>33.57639347895721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1431.043406470291">
            <text:p>1431.043406470291</text:p>
          </table:table-cell>
          <table:table-cell office:value-type="float" office:value="31.702131063849063">
            <text:p>31.702131063849063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1514.0619137186927">
            <text:p>1514.0619137186927</text:p>
          </table:table-cell>
          <table:table-cell office:value-type="float" office:value="22.65914685676951">
            <text:p>22.65914685676951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1414.5439241133731">
            <text:p>1414.5439241133731</text:p>
          </table:table-cell>
          <table:table-cell office:value-type="float" office:value="39.7039814347518">
            <text:p>39.7039814347518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1465.711320989994">
            <text:p>1465.711320989994</text:p>
          </table:table-cell>
          <table:table-cell office:value-type="float" office:value="19.192765945550867">
            <text:p>19.192765945550867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1483.090455291083">
            <text:p>1483.090455291083</text:p>
          </table:table-cell>
          <table:table-cell office:value-type="float" office:value="31.45330098290066">
            <text:p>31.45330098290066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1509.351476935125">
            <text:p>1509.351476935125</text:p>
          </table:table-cell>
          <table:table-cell office:value-type="float" office:value="31.56408175575695">
            <text:p>31.56408175575695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1489.189354656899">
            <text:p>1489.189354656899</text:p>
          </table:table-cell>
          <table:table-cell office:value-type="float" office:value="26.109219266952987">
            <text:p>26.109219266952987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1470.6259792107303">
            <text:p>1470.6259792107303</text:p>
          </table:table-cell>
          <table:table-cell office:value-type="float" office:value="34.16442131887192">
            <text:p>34.16442131887192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1451.4135293831725">
            <text:p>1451.4135293831725</text:p>
          </table:table-cell>
          <table:table-cell office:value-type="float" office:value="19.036881057226484">
            <text:p>19.036881057226484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1427.119356338532">
            <text:p>1427.119356338532</text:p>
          </table:table-cell>
          <table:table-cell office:value-type="float" office:value="28.130867119182497">
            <text:p>28.130867119182497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1501.9128446366835">
            <text:p>1501.9128446366835</text:p>
          </table:table-cell>
          <table:table-cell office:value-type="float" office:value="20.078411168175528">
            <text:p>20.078411168175528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1422.3472392961517">
            <text:p>1422.3472392961517</text:p>
          </table:table-cell>
          <table:table-cell office:value-type="float" office:value="15.471177648976543">
            <text:p>15.471177648976543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1509.6523985230529">
            <text:p>1509.6523985230529</text:p>
          </table:table-cell>
          <table:table-cell office:value-type="float" office:value="22.827801562502664">
            <text:p>22.827801562502664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1397.5864547789574">
            <text:p>1397.5864547789574</text:p>
          </table:table-cell>
          <table:table-cell office:value-type="float" office:value="26.707840963501127">
            <text:p>26.707840963501127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1508.2366352414238">
            <text:p>1508.2366352414238</text:p>
          </table:table-cell>
          <table:table-cell office:value-type="float" office:value="12.649361326118589">
            <text:p>12.649361326118589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1463.6841670545618">
            <text:p>1463.6841670545618</text:p>
          </table:table-cell>
          <table:table-cell office:value-type="float" office:value="26.48971602086232">
            <text:p>26.48971602086232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1484.7588296515808">
            <text:p>1484.7588296515808</text:p>
          </table:table-cell>
          <table:table-cell office:value-type="float" office:value="36.929222351936005">
            <text:p>36.929222351936005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1475.6954177394202">
            <text:p>1475.6954177394202</text:p>
          </table:table-cell>
          <table:table-cell office:value-type="float" office:value="28.549612845941656">
            <text:p>28.549612845941656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1496.5193151549151">
            <text:p>1496.5193151549151</text:p>
          </table:table-cell>
          <table:table-cell office:value-type="float" office:value="23.741405762608764">
            <text:p>23.741405762608764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1516.7656943481995">
            <text:p>1516.7656943481995</text:p>
          </table:table-cell>
          <table:table-cell office:value-type="float" office:value="28.678290605389027">
            <text:p>28.678290605389027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1494.4162101929264">
            <text:p>1494.4162101929264</text:p>
          </table:table-cell>
          <table:table-cell office:value-type="float" office:value="29.347342966255102">
            <text:p>29.347342966255102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426.2118636188395">
            <text:p>1426.2118636188395</text:p>
          </table:table-cell>
          <table:table-cell office:value-type="float" office:value="24.215063431390156">
            <text:p>24.215063431390156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444.803685295543">
            <text:p>1444.803685295543</text:p>
          </table:table-cell>
          <table:table-cell office:value-type="float" office:value="24.544705689410318">
            <text:p>24.544705689410318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470.5087279479671">
            <text:p>1470.5087279479671</text:p>
          </table:table-cell>
          <table:table-cell office:value-type="float" office:value="30.202992141786808">
            <text:p>30.202992141786808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484.605914584111">
            <text:p>1484.605914584111</text:p>
          </table:table-cell>
          <table:table-cell office:value-type="float" office:value="30.72714763505012">
            <text:p>30.72714763505012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481.2120373124785">
            <text:p>1481.2120373124785</text:p>
          </table:table-cell>
          <table:table-cell office:value-type="float" office:value="27.025978408882413">
            <text:p>27.025978408882413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446.9290606301781">
            <text:p>1446.9290606301781</text:p>
          </table:table-cell>
          <table:table-cell office:value-type="float" office:value="17.431258142486413">
            <text:p>17.431258142486413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419.3684820877186">
            <text:p>1419.3684820877186</text:p>
          </table:table-cell>
          <table:table-cell office:value-type="float" office:value="19.08390757798497">
            <text:p>19.08390757798497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473.4802807331969">
            <text:p>1473.4802807331969</text:p>
          </table:table-cell>
          <table:table-cell office:value-type="float" office:value="24.637306108192835">
            <text:p>24.637306108192835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452.361434318022">
            <text:p>1452.361434318022</text:p>
          </table:table-cell>
          <table:table-cell office:value-type="float" office:value="28.145870835302215">
            <text:p>28.145870835302215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462.9056632554034">
            <text:p>1462.9056632554034</text:p>
          </table:table-cell>
          <table:table-cell office:value-type="float" office:value="36.39761511611593">
            <text:p>36.39761511611593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507.6941281490358">
            <text:p>1507.6941281490358</text:p>
          </table:table-cell>
          <table:table-cell office:value-type="float" office:value="20.874799173800607">
            <text:p>20.874799173800607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451.3172227792968">
            <text:p>1451.3172227792968</text:p>
          </table:table-cell>
          <table:table-cell office:value-type="float" office:value="19.289977547908283">
            <text:p>19.289977547908283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492.653495086012">
            <text:p>1492.653495086012</text:p>
          </table:table-cell>
          <table:table-cell office:value-type="float" office:value="21.00079873484285">
            <text:p>21.00079873484285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472.2427941323713">
            <text:p>1472.2427941323713</text:p>
          </table:table-cell>
          <table:table-cell office:value-type="float" office:value="17.290433274272033">
            <text:p>17.290433274272033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451.3581948889682">
            <text:p>1451.3581948889682</text:p>
          </table:table-cell>
          <table:table-cell office:value-type="float" office:value="25.842616471066723">
            <text:p>25.842616471066723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461.1247555787957">
            <text:p>1461.1247555787957</text:p>
          </table:table-cell>
          <table:table-cell office:value-type="float" office:value="23.31436063127029">
            <text:p>23.3143606312702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365.9147778644112">
            <text:p>1365.9147778644112</text:p>
          </table:table-cell>
          <table:table-cell office:value-type="float" office:value="23.233715184849235">
            <text:p>23.233715184849235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448.2084182633848">
            <text:p>1448.2084182633848</text:p>
          </table:table-cell>
          <table:table-cell office:value-type="float" office:value="26.00159672674994">
            <text:p>26.00159672674994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422.585726171077">
            <text:p>1422.585726171077</text:p>
          </table:table-cell>
          <table:table-cell office:value-type="float" office:value="29.445785275295606">
            <text:p>29.445785275295606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450.5021446035503">
            <text:p>1450.5021446035503</text:p>
          </table:table-cell>
          <table:table-cell office:value-type="float" office:value="29.96367344840003">
            <text:p>29.96367344840003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429.903533296148">
            <text:p>1429.903533296148</text:p>
          </table:table-cell>
          <table:table-cell office:value-type="float" office:value="34.9160621860038">
            <text:p>34.9160621860038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458.9120270352469">
            <text:p>1458.9120270352469</text:p>
          </table:table-cell>
          <table:table-cell office:value-type="float" office:value="17.197822575052786">
            <text:p>17.197822575052786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1403.8354291592163">
            <text:p>1403.8354291592163</text:p>
          </table:table-cell>
          <table:table-cell office:value-type="float" office:value="34.26233538994637">
            <text:p>34.26233538994637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1403.7149631857212">
            <text:p>1403.7149631857212</text:p>
          </table:table-cell>
          <table:table-cell office:value-type="float" office:value="21.750933641543533">
            <text:p>21.750933641543533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376.0309122408462">
            <text:p>1376.0309122408462</text:p>
          </table:table-cell>
          <table:table-cell office:value-type="float" office:value="32.13006386829169">
            <text:p>32.13006386829169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371.7322297757923">
            <text:p>1371.7322297757923</text:p>
          </table:table-cell>
          <table:table-cell office:value-type="float" office:value="33.97318694423632">
            <text:p>33.97318694423632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397.5584716913706">
            <text:p>1397.5584716913706</text:p>
          </table:table-cell>
          <table:table-cell office:value-type="float" office:value="20.079927223419077">
            <text:p>20.079927223419077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1354.2624515578252">
            <text:p>1354.2624515578252</text:p>
          </table:table-cell>
          <table:table-cell office:value-type="float" office:value="26.50861730873583">
            <text:p>26.50861730873583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1373.4703673367108">
            <text:p>1373.4703673367108</text:p>
          </table:table-cell>
          <table:table-cell office:value-type="float" office:value="23.763035318561343">
            <text:p>23.763035318561343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1273.979780546612">
            <text:p>1273.979780546612</text:p>
          </table:table-cell>
          <table:table-cell office:value-type="float" office:value="35.18739378812781">
            <text:p>35.18739378812781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367.3912755284664">
            <text:p>1367.3912755284664</text:p>
          </table:table-cell>
          <table:table-cell office:value-type="float" office:value="19.28561361520132">
            <text:p>19.28561361520132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326.3954519811562">
            <text:p>1326.3954519811562</text:p>
          </table:table-cell>
          <table:table-cell office:value-type="float" office:value="31.759212307795554">
            <text:p>31.759212307795554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282.2294214132964">
            <text:p>1282.2294214132964</text:p>
          </table:table-cell>
          <table:table-cell office:value-type="float" office:value="34.32166993172948">
            <text:p>34.32166993172948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286.694543212821">
            <text:p>1286.694543212821</text:p>
          </table:table-cell>
          <table:table-cell office:value-type="float" office:value="30.53208454205707">
            <text:p>30.53208454205707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291.3961988890405">
            <text:p>1291.3961988890405</text:p>
          </table:table-cell>
          <table:table-cell office:value-type="float" office:value="26.14294314158593">
            <text:p>26.14294314158593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1284.8712360901332">
            <text:p>1284.8712360901332</text:p>
          </table:table-cell>
          <table:table-cell office:value-type="float" office:value="30.69745423793927">
            <text:p>30.69745423793927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1240.1914033406588">
            <text:p>1240.1914033406588</text:p>
          </table:table-cell>
          <table:table-cell office:value-type="float" office:value="21.675060425207658">
            <text:p>21.6750604252076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